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b9a5" officeooo:paragraph-rsid="001cb9a5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1cb9a5" officeooo:paragraph-rsid="001cb9a5" style:font-size-asian="14pt" style:font-size-complex="14pt"/>
    </style:style>
    <style:style style:name="P3" style:family="paragraph" style:parent-style-name="Standard">
      <style:text-properties fo:font-size="14pt" officeooo:rsid="001eb6bd" officeooo:paragraph-rsid="001eb6bd" style:font-size-asian="14pt" style:font-size-complex="14pt"/>
    </style:style>
    <style:style style:name="P4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5" style:family="paragraph" style:parent-style-name="Standard">
      <style:text-properties fo:font-size="14pt" officeooo:rsid="00205cc8" officeooo:paragraph-rsid="00205cc8" style:font-size-asian="14pt" style:font-size-complex="14pt"/>
    </style:style>
    <style:style style:name="P6" style:family="paragraph" style:parent-style-name="Standard">
      <style:text-properties fo:font-size="14pt" officeooo:rsid="00222710" officeooo:paragraph-rsid="00222710" style:font-size-asian="14pt" style:font-size-complex="14pt"/>
    </style:style>
    <style:style style:name="P7" style:family="paragraph" style:parent-style-name="Standard">
      <style:text-properties fo:font-size="14pt" fo:font-weight="bold" officeooo:rsid="001cb9a5" officeooo:paragraph-rsid="001cb9a5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9a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b9a5" style:font-size-asian="14pt" style:font-size-complex="14pt"/>
    </style:style>
    <style:style style:name="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" style:family="text">
      <style:text-properties officeooo:rsid="001eb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twork setup</text:p>
      <text:p text:style-name="P1"/>
      <text:p text:style-name="P1">Audience URL</text:p>
      <text:p text:style-name="P1">internal: <text:a xlink:type="simple" xlink:href="http://192.168.88.2/" text:style-name="Internet_20_link" text:visited-style-name="Visited_20_Internet_20_Link">http://192.168.88.2/</text:a> <text:s text:c="9"/></text:p>
      <text:p text:style-name="P2">external: <text:a xlink:type="simple" xlink:href="http://192.168.88.2/" text:style-name="Internet_20_link" text:visited-style-name="Visited_20_Internet_20_Link">http://192.168.88.2/</text:a> </text:p>
      <text:p text:style-name="P8"><text:span text:style-name="T2">static DNS: <text:s/></text:span><text:span text:style-name="T3">z</text:span><text:span text:style-name="T1">/</text:span><text:span text:style-name="T2"> <text:s text:c="3"/></text:span><text:span text:style-name="T1">z/lan/ <text:s text:c="2"/></text:span><text:span text:style-name="T3">zscore</text:span><text:span text:style-name="T1">/ <text:s text:c="3"/>zscore.lan/ <text:s text:c="2"/></text:span></text:p>
      <text:p text:style-name="P1"/>
      <text:p text:style-name="P1"><text:span text:style-name="T4">Musician score </text:span>URL</text:p>
      <text:p text:style-name="P1"><text:a xlink:type="simple" xlink:href="http://192.168.88.2:8080/" text:style-name="Internet_20_link" text:visited-style-name="Visited_20_Internet_20_Link">http://192.168.88.2:8080/</text:a></text:p>
      <text:p text:style-name="P1"/>
      <text:p text:style-name="P3">DHCP pool audience: 10.2.2.10 – 10.2.2.254</text:p>
      <text:p text:style-name="P3"/>
      <text:p text:style-name="P3">Static IP Addresses </text:p>
      <text:p text:style-name="P3">192.168.88.2 <text:s text:c="3"/>ZScore server MBP 16 </text:p>
      <text:p text:style-name="P3">192.168.88.3 <text:s text:c="3"/>MAX MSP server MBP 15 </text:p>
      <text:p text:style-name="P3"/>
      <text:p text:style-name="P4">Microtic <text:s text:c="4"/>http://192.168.88.1/</text:p>
      <text:p text:style-name="P5">pwd nadimak 00</text:p>
      <text:p text:style-name="P6">shutdown <text:s/>System → Shutdown</text:p>
      <text:p text:style-name="P4">NAT rules IP → Firewall → NAT</text:p>
      <text:p text:style-name="P4">Guest queue Queues -&gt; GuestQueue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5:03:45.404733475</meta:creation-date>
    <meta:generator>LibreOffice/7.2.1.2$MacOSX_X86_64 LibreOffice_project/87b77fad49947c1441b67c559c339af8f3517e22</meta:generator>
    <dc:date>2022-02-19T15:36:39.729879076</dc:date>
    <meta:editing-duration>PT22M42S</meta:editing-duration>
    <meta:editing-cycles>5</meta:editing-cycles>
    <meta:document-statistic meta:table-count="0" meta:image-count="0" meta:object-count="0" meta:page-count="1" meta:paragraph-count="16" meta:word-count="58" meta:character-count="464" meta:non-whitespace-character-count="384"/>
  </office:meta>
</office:document-meta>
</file>